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ans" svg:font-family="OpenSans"/>
    <style:font-face style:name="OpenSans-Bold" svg:font-family="OpenSans-Bold"/>
    <style:font-face style:name="OpenSans-BoldItalic" svg:font-family="OpenSans-BoldItalic"/>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Sans1" svg:font-family="OpenSans" style:font-family-generic="swiss"/>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data-style-name="N0">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03cm" table:align="margins" style:writing-mode="page"/>
    </style:style>
    <style:style style:name="Tableau2.A" style:family="table-column">
      <style:table-column-properties style:column-width="3.23cm" style:rel-column-width="12161*"/>
    </style:style>
    <style:style style:name="Tableau2.C" style:family="table-column">
      <style:table-column-properties style:column-width="2.803cm" style:rel-column-width="10555*"/>
    </style:style>
    <style:style style:name="Tableau2.D" style:family="table-column">
      <style:table-column-properties style:column-width="8.14cm" style:rel-column-width="30658*"/>
    </style:style>
    <style:style style:name="Tableau2.A1" style:family="table-cell">
      <style:table-cell-properties fo:background-color="#555555"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555555"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3" style:family="paragraph" style:parent-style-name="Standard">
      <style:text-properties fo:font-size="2pt" style:font-size-asian="1.75pt" style:font-size-complex="2pt"/>
    </style:style>
    <style:style style:name="P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5" style:family="paragraph" style:parent-style-name="Standard">
      <style:text-properties fo:font-size="6pt" style:font-size-asian="5.25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fo:color="#000000" style:font-name="OpenSans" fo:font-size="11pt"/>
    </style:style>
    <style:style style:name="P13" style:family="paragraph" style:parent-style-name="Standard">
      <style:paragraph-properties fo:text-align="justify" style:justify-single-word="false"/>
      <style:text-properties fo:color="#000000" style:font-name="OpenSans" fo:font-size="11pt"/>
    </style:style>
    <style:style style:name="P14" style:family="paragraph" style:parent-style-name="Standard">
      <style:text-properties fo:color="#000000" style:font-name="OpenSans" fo:font-size="11pt" style:font-size-asian="11pt" style:font-size-complex="11pt"/>
    </style:style>
    <style:style style:name="P15" style:family="paragraph" style:parent-style-name="Standard">
      <style:paragraph-properties fo:text-align="center" style:justify-single-word="false"/>
      <style:text-properties fo:color="#000000" style:font-name="OpenSans" fo:font-size="11pt"/>
    </style:style>
    <style:style style:name="P16" style:family="paragraph" style:parent-style-name="Standard">
      <style:text-properties fo:color="#000000" style:font-name="OpenSans" fo:font-size="11pt" fo:font-weight="normal" style:font-size-asian="11pt" style:font-weight-asian="normal" style:font-size-complex="11pt" style:font-weight-complex="normal"/>
    </style:style>
    <style:style style:name="P17" style:family="paragraph" style:parent-style-name="Standard">
      <style:text-properties fo:color="#000000" style:font-name="OpenSans" fo:font-size="12pt"/>
    </style:style>
    <style:style style:name="P18" style:family="paragraph" style:parent-style-name="Standard">
      <style:text-properties fo:color="#000000" style:font-name="OpenSans-BoldItalic" fo:font-size="12pt" fo:font-style="italic" fo:font-weight="bold"/>
    </style:style>
    <style:style style:name="P19" style:family="paragraph" style:parent-style-name="Standard">
      <style:text-properties fo:color="#000000" style:font-name="OpenSans-Bold" fo:font-size="11pt" fo:font-weight="bold"/>
    </style:style>
    <style:style style:name="P20" style:family="paragraph" style:parent-style-name="Standard">
      <style:text-properties fo:color="#4c4c4c" style:font-name="OpenSans-Bold" fo:font-size="14pt" fo:font-weight="bold"/>
    </style:style>
    <style:style style:name="P21" style:family="paragraph" style:parent-style-name="Standard">
      <style:text-properties fo:color="#4c4c4c" style:font-name="OpenSans-BoldItalic" fo:font-size="14pt" fo:font-style="italic" fo:font-weight="bold"/>
    </style:style>
    <style:style style:name="P22" style:family="paragraph" style:parent-style-name="Standard">
      <style:text-properties fo:font-size="11pt" style:font-size-asian="11pt" style:font-size-complex="11pt"/>
    </style:style>
    <style:style style:name="P23" style:family="paragraph" style:parent-style-name="Standard">
      <style:text-properties fo:font-size="11pt" fo:font-weight="normal" style:font-size-asian="11pt" style:font-weight-asian="normal" style:font-size-complex="11pt" style:font-weight-complex="normal"/>
    </style:style>
    <style:style style:name="P24" style:family="paragraph" style:parent-style-name="Table_20_Contents">
      <style:paragraph-properties fo:text-align="center" style:justify-single-word="false"/>
      <style:text-properties fo:font-size="8pt" style:font-size-asian="8pt" style:font-size-complex="8pt"/>
    </style:style>
    <style:style style:name="P2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6" style:family="paragraph" style:parent-style-name="Table_20_Contents">
      <style:text-properties fo:font-size="7pt" style:font-size-asian="7pt" style:font-size-complex="7pt"/>
    </style:style>
    <style:style style:name="P27"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8" style:family="paragraph" style:parent-style-name="Table_20_Contents">
      <style:text-properties style:font-name="DejaVu Sans1" fo:font-size="10pt" style:font-size-asian="10pt" style:font-size-complex="10pt"/>
    </style:style>
    <style:style style:name="P29" style:family="paragraph" style:parent-style-name="Table_20_Contents">
      <style:paragraph-properties fo:text-align="center" style:justify-single-word="false"/>
      <style:text-properties style:font-name="DejaVu Sans1" fo:font-size="10pt" style:font-size-asian="10pt" style:font-size-complex="10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Standard">
      <style:paragraph-properties fo:background-color="#e6e6e6">
        <style:background-image/>
      </style:paragraph-properties>
      <style:text-properties fo:font-size="6pt" style:font-size-asian="5.25pt" style:font-size-complex="6pt"/>
    </style:style>
    <style:style style:name="P34" style:family="paragraph" style:parent-style-name="Frame_20_contents">
      <style:paragraph-properties fo:text-align="end" style:justify-single-word="false"/>
    </style:style>
    <style:style style:name="P3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3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3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38" style:family="paragraph" style:parent-style-name="Text_20_body">
      <style:paragraph-properties fo:text-align="center" style:justify-single-word="false"/>
      <style:text-properties style:font-name="DejaVu Sans2" fo:font-size="10pt" style:font-size-asian="10pt" style:font-size-complex="10pt"/>
    </style:style>
    <style:style style:name="P39" style:family="paragraph" style:parent-style-name="Text_20_body">
      <style:text-properties fo:language="fr" fo:country="FR"/>
    </style:style>
    <style:style style:name="P40" style:family="paragraph" style:parent-style-name="Text_20_body">
      <style:text-properties fo:language="fr" fo:country="FR" fo:background-color="transparent"/>
    </style:style>
    <style:style style:name="P41" style:family="paragraph" style:parent-style-name="Text_20_body">
      <style:text-properties fo:background-color="transparent"/>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font-name="Monospace" fo:font-size="9pt" style:font-name-asian="Monospace" style:font-size-asian="9pt" style:font-name-complex="Monospace" style:font-size-complex="9pt"/>
    </style:style>
    <style:style style:name="P45" style:family="paragraph" style:parent-style-name="Text_20_body">
      <style:text-properties style:font-name="Open Sans" fo:font-size="11pt" fo:font-weight="normal" style:font-size-asian="10.5pt"/>
    </style:style>
    <style:style style:name="P46" style:family="paragraph" style:parent-style-name="Text_20_body">
      <style:text-properties style:font-name="OpenSans1"/>
    </style:style>
    <style:style style:name="P47" style:family="paragraph" style:parent-style-name="Text_20_body">
      <style:text-properties style:text-line-through-style="none"/>
    </style:style>
    <style:style style:name="P48" style:family="paragraph" style:parent-style-name="Balise">
      <style:text-properties style:use-window-font-color="true"/>
    </style:style>
    <style:style style:name="P49" style:family="paragraph" style:parent-style-name="Code">
      <style:text-properties style:font-name="DejaVu Sans2" fo:font-size="10pt" style:font-size-asian="10pt" style:font-size-complex="10pt"/>
    </style:style>
    <style:style style:name="P50" style:family="paragraph" style:parent-style-name="Standard">
      <style:paragraph-properties fo:break-before="page"/>
    </style:style>
    <style:style style:name="P51" style:family="paragraph" style:parent-style-name="Tableau_20_entête">
      <style:paragraph-properties fo:text-align="center" style:justify-single-word="false"/>
    </style:style>
    <style:style style:name="P52" style:family="paragraph" style:parent-style-name="Contents_20_3">
      <style:paragraph-properties>
        <style:tab-stops>
          <style:tab-stop style:position="16.404cm" style:type="right" style:leader-style="dotted" style:leader-text="."/>
        </style:tab-stops>
      </style:paragraph-properties>
    </style:style>
    <style:style style:name="P53" style:family="paragraph" style:parent-style-name="Contents_20_1">
      <style:paragraph-properties>
        <style:tab-stops>
          <style:tab-stop style:position="17.403cm" style:type="right" style:leader-style="dotted" style:leader-text="."/>
        </style:tab-stops>
      </style:paragraph-properties>
    </style:style>
    <style:style style:name="P54" style:family="paragraph" style:parent-style-name="Contents_20_2">
      <style:paragraph-properties>
        <style:tab-stops>
          <style:tab-stop style:position="16.903cm" style:type="right" style:leader-style="dotted" style:leader-text="."/>
        </style:tab-stops>
      </style:paragraph-properties>
    </style:style>
    <style:style style:name="P55" style:family="paragraph" style:parent-style-name="Contents_20_4">
      <style:paragraph-properties>
        <style:tab-stops>
          <style:tab-stop style:position="15.905cm" style:type="right" style:leader-style="dotted" style:leader-text="."/>
        </style:tab-stops>
      </style:paragraph-properties>
    </style:style>
    <style:style style:name="P56" style:family="paragraph" style:parent-style-name="Text_20_body">
      <style:paragraph-properties fo:background-color="transparent">
        <style:background-image/>
      </style:paragraph-properties>
    </style:style>
    <style:style style:name="P57" style:family="paragraph" style:parent-style-name="Text_20_body">
      <style:paragraph-properties fo:background-color="transparent">
        <style:background-image/>
      </style:paragraph-properties>
      <style:text-properties fo:background-color="#000000"/>
    </style:style>
    <style:style style:name="P58" style:family="paragraph" style:parent-style-name="Preformatted_20_Text">
      <style:paragraph-properties fo:background-color="transparent">
        <style:background-image/>
      </style:paragraph-properties>
      <style:text-properties style:text-line-through-style="none" fo:font-size="11pt" style:font-size-asian="11pt" style:font-size-complex="11pt"/>
    </style:style>
    <style:style style:name="P59" style:family="paragraph" style:parent-style-name="Preformatted_20_Text">
      <style:text-properties fo:font-variant="normal" fo:text-transform="none" fo:color="#000000" fo:font-size="9pt" fo:letter-spacing="normal" fo:font-style="normal" fo:font-weight="bold" style:font-size-asian="11pt" style:font-weight-asian="bold" style:font-size-complex="11pt" style:font-weight-complex="bold"/>
    </style:style>
    <style:style style:name="P60" style:family="paragraph" style:parent-style-name="Preformatted_20_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P61" style:family="paragraph" style:parent-style-name="Text_20_body" style:list-style-name="L1"/>
    <style:style style:name="P62" style:family="paragraph" style:parent-style-name="Text_20_body" style:list-style-name="L2">
      <style:text-properties fo:language="fr" fo:country="FR" fo:background-color="transparent"/>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4">
      <style:text-properties fo:font-weight="bold" style:font-weight-asian="bold" style:font-weight-complex="bold"/>
    </style:style>
    <style:style style:name="P66" style:family="paragraph" style:parent-style-name="Text_20_body">
      <style:text-properties fo:font-variant="normal" fo:text-transform="none" fo:color="#000000" style:font-name="OpenSans1" fo:font-size="11pt" fo:letter-spacing="normal" fo:font-style="normal" fo:font-weight="normal" style:font-size-asian="11pt" style:font-size-complex="11pt"/>
    </style:style>
    <style:style style:name="P67" style:family="paragraph" style:parent-style-name="Text_20_body">
      <style:text-properties fo:font-variant="normal" fo:text-transform="none" fo:color="#000000" style:font-name="OpenSans1" fo:font-size="11pt" fo:letter-spacing="normal" fo:font-style="normal" fo:font-weight="normal" style:font-size-asian="10.5pt" style:font-weight-asian="normal" style:font-size-complex="11pt" style:font-weight-complex="normal"/>
    </style:style>
    <style:style style:name="P68" style:family="paragraph" style:parent-style-name="Text_20_body">
      <style:text-properties style:font-name="Open Sans" fo:font-size="11pt" fo:font-weight="normal" style:font-size-asian="10.5pt"/>
    </style:style>
    <style:style style:name="P69" style:family="paragraph" style:parent-style-name="Standard">
      <style:text-properties fo:color="#000000" style:font-name="OpenSans-Bold" fo:font-size="11pt" fo:font-weight="bold"/>
    </style:style>
    <style:style style:name="P70" style:family="paragraph" style:parent-style-name="Standard" style:list-style-name="L4">
      <style:paragraph-properties fo:text-align="center" style:justify-single-word="false"/>
      <style:text-properties fo:color="#000000" style:font-name="OpenSans-Bold" fo:font-size="11pt" fo:font-weight="bold"/>
    </style:style>
    <style:style style:name="P71" style:family="paragraph" style:parent-style-name="Standard">
      <style:paragraph-properties fo:text-align="start" style:justify-single-word="false"/>
      <style:text-properties fo:color="#000000" style:font-name="OpenSans-Bold" fo:font-size="11pt" fo:font-weight="bold"/>
    </style:style>
    <style:style style:name="P72" style:family="paragraph" style:parent-style-name="Standard">
      <style:text-properties fo:color="#000000" style:font-name="OpenSans-Bold" fo:font-size="11pt" fo:font-weight="bold" style:font-size-asian="11pt" style:font-weight-asian="normal" style:font-size-complex="11pt" style:font-weight-complex="normal"/>
    </style:style>
    <style:style style:name="P73" style:family="paragraph" style:parent-style-name="Standard">
      <style:text-properties fo:color="#000000" style:font-name="OpenSans" fo:font-size="11pt" fo:font-weight="normal" style:font-size-asian="11pt" style:font-weight-asian="normal" style:font-size-complex="11pt" style:font-weight-complex="normal"/>
    </style:style>
    <style:style style:name="P74" style:family="paragraph" style:parent-style-name="Standard">
      <style:text-properties fo:color="#000000" style:font-name="OpenSans" fo:font-size="11pt" style:font-size-asian="11pt" style:font-size-complex="11pt"/>
    </style:style>
    <style:style style:name="P75" style:family="paragraph" style:parent-style-name="Heading_20_3">
      <style:text-properties fo:color="#4c4c4c" style:font-name="OpenSans-BoldItalic" fo:font-size="14pt" fo:font-style="italic" fo:font-weight="bold"/>
    </style:style>
    <style:style style:name="P76" style:family="paragraph" style:parent-style-name="Heading_20_1">
      <style:paragraph-properties fo:break-before="page"/>
      <style:text-properties fo:color="#ffffff"/>
    </style:style>
    <style:style style:name="P77" style:family="paragraph" style:parent-style-name="Heading_20_2">
      <style:text-properties fo:color="#4c4c4c" style:font-name="OpenSans-Bold" fo:font-size="14pt" fo:font-weight="bold"/>
    </style:style>
    <style:style style:name="P78" style:family="paragraph" style:parent-style-name="Preformatted_20_Text">
      <style:text-properties fo:font-variant="normal" fo:text-transform="none" fo:color="#000000" style:font-name="OpenSans1" fo:font-size="11pt" fo:letter-spacing="normal" fo:font-style="normal" fo:font-weight="bold" style:font-size-asian="11pt" style:font-weight-asian="bold" style:font-size-complex="11pt" style:font-weight-complex="bold"/>
    </style:style>
    <style:style style:name="P79" style:family="paragraph" style:parent-style-name="Preformatted_20_Text">
      <style:text-properties fo:font-variant="normal" fo:text-transform="none" fo:color="#000000" style:font-name="OpenSans1" fo:font-size="11pt" fo:letter-spacing="normal" fo:font-style="normal" fo:font-weight="bold" style:font-size-asian="10.5pt" style:font-weight-asian="bold" style:font-size-complex="11pt" style:font-weight-complex="bold"/>
    </style:style>
    <style:style style:name="P80" style:family="paragraph" style:parent-style-name="Preformatted_20_Text">
      <style:text-properties fo:font-variant="normal" fo:text-transform="none" fo:color="#000000" style:font-name="OpenSans1" fo:font-size="11pt" fo:letter-spacing="normal" fo:font-style="normal" fo:font-weight="normal" style:font-size-asian="11pt" style:font-weight-asian="normal" style:font-size-complex="11pt" style:font-weight-complex="normal"/>
    </style:style>
    <style:style style:name="P81" style:family="paragraph" style:parent-style-name="Preformatted_20_Text">
      <style:text-properties fo:font-variant="normal" fo:text-transform="none" fo:color="#000000" style:font-name="OpenSans1" fo:font-size="11pt" fo:letter-spacing="normal" fo:font-style="normal" fo:font-weight="normal" style:font-size-asian="10.5pt" style:font-weight-asian="normal" style:font-size-complex="11pt" style:font-weight-complex="normal"/>
    </style:style>
    <style:style style:name="P82" style:family="paragraph" style:parent-style-name="Heading_20_4">
      <style:text-properties fo:language="fr" fo:country="FR"/>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000000"/>
    </style:style>
    <style:style style:name="T7" style:family="text">
      <style:text-properties fo:color="#000000" style:font-name="OpenSans-Bold" fo:font-size="11pt" fo:font-weight="bold"/>
    </style:style>
    <style:style style:name="T8" style:family="text">
      <style:text-properties fo:color="#000000" style:font-name="OpenSans-Bold" fo:font-weight="bold"/>
    </style:style>
    <style:style style:name="T9" style:family="text">
      <style:text-properties fo:color="#000000" style:font-name="OpenSans"/>
    </style:style>
    <style:style style:name="T10" style:family="text">
      <style:text-properties fo:color="#000000" style:font-name="OpenSans" fo:font-size="11pt"/>
    </style:style>
    <style:style style:name="T11" style:family="text">
      <style:text-properties fo:color="#000000" style:font-name="OpenSans" fo:font-size="11pt" style:font-size-asian="11pt" style:font-size-complex="11pt"/>
    </style:style>
    <style:style style:name="T12" style:family="text">
      <style:text-properties fo:color="#000000" style:font-name="OpenSans" fo:font-size="12pt"/>
    </style:style>
    <style:style style:name="T13" style:family="text">
      <style:text-properties fo:color="#000000" style:font-name="OpenSans" fo:font-weight="bold" style:font-weight-asian="bold" style:font-weight-complex="bold"/>
    </style:style>
    <style:style style:name="T14" style:family="text">
      <style:text-properties fo:color="#000000" fo:font-weight="bold" style:font-weight-asian="bold" style:font-weight-complex="bold"/>
    </style:style>
    <style:style style:name="T15" style:family="text">
      <style:text-properties fo:font-size="11pt" style:font-size-asian="11pt" style:font-size-complex="11pt"/>
    </style:style>
    <style:style style:name="T16" style:family="text">
      <style:text-properties fo:color="#4c4c4c" style:font-name="Open Sans" fo:font-size="14pt" fo:font-style="normal" style:text-underline-style="none" fo:font-weight="bold" style:font-size-asian="10.5pt" style:font-style-asian="normal" style:font-style-complex="normal"/>
    </style:style>
    <style:style style:name="T17" style:family="text">
      <style:text-properties fo:font-weight="normal" style:font-weight-asian="normal" style:font-weight-complex="normal"/>
    </style:style>
    <style:style style:name="T18" style:family="text">
      <style:text-properties fo:color="#000080" style:font-name="OpenSans-Bold" fo:font-size="11pt" fo:font-weight="bold"/>
    </style:style>
    <style:style style:name="T19" style:family="text">
      <style:text-properties fo:color="#000080" style:font-name="OpenSans" fo:font-size="11pt"/>
    </style:style>
    <style:style style:name="T20" style:family="text">
      <style:text-properties style:font-name="Open Sans" fo:font-size="11pt" fo:font-weight="normal" style:font-size-asian="10.5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variant="normal" fo:text-transform="none" fo:color="#000000" style:font-name="OpenSans1" fo:font-size="11pt" fo:letter-spacing="normal" fo:font-style="normal" fo:font-weight="normal" style:font-size-asian="11pt" style:font-size-complex="11pt"/>
    </style:style>
    <style:style style:name="T23" style:family="text">
      <style:text-properties fo:font-variant="normal" fo:text-transform="none" fo:color="#000000" style:font-name="OpenSans1" fo:font-size="11pt" fo:letter-spacing="normal" fo:font-style="normal" fo:font-weight="normal" fo:background-color="transparent" style:font-size-asian="11pt" style:font-weight-asian="normal" style:font-size-complex="11pt" style:font-weight-complex="normal"/>
    </style:style>
    <style:style style:name="T24" style:family="text">
      <style:text-properties fo:font-variant="normal" fo:text-transform="none" fo:color="#000000" style:font-name="OpenSans1" fo:font-size="11pt" fo:letter-spacing="normal" fo:font-style="normal" fo:font-weight="bold" fo:background-color="transparent" style:font-size-asian="10.5pt" style:font-weight-asian="bold" style:font-size-complex="11pt" style:font-weight-complex="bold"/>
    </style:style>
    <style:style style:name="T25" style:family="text">
      <style:text-properties fo:font-variant="normal" fo:text-transform="none" fo:color="#000000" style:font-name="OpenSans1" fo:font-size="11pt" fo:letter-spacing="normal" fo:font-style="normal" fo:font-weight="bold" fo:background-color="transparent" style:font-size-asian="11pt" style:font-weight-asian="bold" style:font-size-complex="11pt" style:font-weight-complex="bold"/>
    </style:style>
    <style:style style:name="T26" style:family="text">
      <style:text-properties fo:font-variant="normal" fo:text-transform="none" fo:color="#000000" style:font-name="OpenSans1" fo:font-size="11pt" fo:letter-spacing="normal" fo:font-style="italic" fo:font-weight="normal" style:font-size-asian="11pt" style:font-style-asian="italic" style:font-size-complex="11pt" style:font-style-complex="italic"/>
    </style:style>
    <style:style style:name="T27" style:family="text">
      <style:text-properties fo:font-variant="normal" fo:text-transform="none" fo:color="#000000" style:font-name="OpenSans1" fo:font-size="11pt" fo:letter-spacing="normal" fo:font-style="italic" fo:font-weight="bold" fo:background-color="transparent" style:font-size-asian="11pt" style:font-style-asian="italic" style:font-weight-asian="bold" style:font-size-complex="11pt" style:font-style-complex="italic" style:font-weight-complex="bold"/>
    </style:style>
    <style:style style:name="T28" style:family="text">
      <style:text-properties fo:font-variant="normal" fo:text-transform="none" fo:color="#000000" style:font-name="OpenSans1" fo:letter-spacing="normal" fo:font-style="normal" fo:font-weight="normal" style:font-weight-asian="normal" style:font-weight-complex="normal"/>
    </style:style>
    <style:style style:name="T29" style:family="text">
      <style:text-properties fo:font-variant="normal" fo:text-transform="none" fo:color="#000000" style:text-line-through-style="none" style:font-name="OpenSans1" fo:font-size="11pt" fo:letter-spacing="normal" fo:font-style="normal" fo:font-weight="bold" fo:background-color="transparent" style:font-size-asian="10.5pt" style:font-weight-asian="bold" style:font-size-complex="11pt" style:font-weight-complex="bold"/>
    </style:style>
    <style:style style:name="T30" style:family="text">
      <style:text-properties fo:font-variant="normal" fo:text-transform="none" fo:color="#000000" style:text-line-through-style="none" style:font-name="OpenSans1" fo:font-size="11pt" fo:letter-spacing="normal" fo:font-style="normal" fo:font-weight="bold" fo:background-color="transparent" style:font-size-asian="11pt" style:font-weight-asian="bold" style:font-size-complex="11pt" style:font-weight-complex="bold"/>
    </style:style>
    <style:style style:name="T31" style:family="text">
      <style:text-properties fo:font-variant="normal" fo:text-transform="none" fo:color="#000000" style:text-line-through-style="none" style:font-name="OpenSans1" fo:font-size="11pt" fo:letter-spacing="normal" fo:font-style="italic" fo:font-weight="bold" fo:background-color="transparent" style:font-size-asian="11pt" style:font-style-asian="italic" style:font-weight-asian="bold" style:font-size-complex="11pt" style:font-style-complex="italic" style:font-weight-complex="bold"/>
    </style:style>
    <style:style style:name="T32" style:family="text">
      <style:text-properties fo:font-variant="normal" fo:text-transform="none" style:font-name="OpenSans1" fo:font-size="11pt" fo:letter-spacing="normal" fo:font-style="normal" fo:font-weight="bold" style:font-size-asian="10.5pt" style:font-weight-asian="bold" style:font-size-complex="11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9">OC PIZZA</text:p>
            <text:p text:style-name="P9"/>
            <text:p text:style-name="P9">SOLUTION TECHNIQUE D’UN SYSTÈME DE GESTION DE PIZZERIA </text:p>
            <text:p text:style-name="P7"/>
            <text:p text:style-name="P8">Dossier d'exploitation</text:p>
            <text:p text:style-name="P7"/>
            <text:p text:style-name="P7">Version 1</text:p>
          </table:table-cell>
        </table:table-row>
        <table:table-row table:style-name="Tableau12.2">
          <table:table-cell table:style-name="Tableau12.A1" office:value-type="string">
            <text:p text:style-name="P11">Auteur</text:p>
            <text:p text:style-name="P6">Sif KESSI</text:p>
            <text:p text:style-name="P10">Analyste-Programmeur</text:p>
          </table:table-cell>
        </table:table-row>
      </table:table>
      <text:p text:style-name="Standard"/>
      <text:p text:style-name="P5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3">1 -Versions<text:tab/>4</text:p>
          <text:p text:style-name="P53">2 -Introduction<text:tab/>5</text:p>
          <text:p text:style-name="P54">2.1 -Objet du document<text:tab/>5</text:p>
          <text:p text:style-name="P54">2.2 -Références<text:tab/>5</text:p>
          <text:p text:style-name="P53">3 -Pré-requis<text:tab/>6</text:p>
          <text:p text:style-name="P54">3.1 -Système<text:tab/>6</text:p>
          <text:p text:style-name="P52">3.1.1 -Serveur de Base de données<text:tab/>6</text:p>
          <text:p text:style-name="P55">3.1.1.1 -Caractéristiques techniques<text:tab/>6</text:p>
          <text:p text:style-name="P52">3.1.2 -Serveur Web<text:tab/>6</text:p>
          <text:p text:style-name="P55">3.1.2.1 -Caractéristiques techniques<text:tab/>6</text:p>
          <text:p text:style-name="P52">3.1.3 -Serveur de Batches<text:tab/>6</text:p>
          <text:p text:style-name="P52">3.1.4 -Serveur de Fichiers<text:tab/>6</text:p>
          <text:p text:style-name="P54">3.2 -Bases de données<text:tab/>6</text:p>
          <text:p text:style-name="P54">3.3 -Web-services<text:tab/>6</text:p>
          <text:p text:style-name="P54">3.4 -Autres Ressources<text:tab/>6</text:p>
          <text:p text:style-name="P53">4 -Procédure de déploiement<text:tab/>7</text:p>
          <text:p text:style-name="P54">4.1 -Déploiement des Batches<text:tab/>7</text:p>
          <text:p text:style-name="P52">4.1.1 -Artefacts<text:tab/>7</text:p>
          <text:p text:style-name="P52">4.1.2 -Variables d'environnement<text:tab/>7</text:p>
          <text:p text:style-name="P52">4.1.3 -Configuration<text:tab/>7</text:p>
          <text:p text:style-name="P55">4.1.3.1 -Fichier xxx.yyy<text:tab/>8</text:p>
          <text:p text:style-name="P55">4.1.3.2 -Fichier zzz.ttt<text:tab/>8</text:p>
          <text:p text:style-name="P55">4.1.3.3 -Fichier ...<text:tab/>8</text:p>
          <text:p text:style-name="P52">4.1.4 -Ressources<text:tab/>8</text:p>
          <text:p text:style-name="P52">4.1.5 -Vérifications<text:tab/>8</text:p>
          <text:p text:style-name="P54">4.2 -Déploiement de l'Application Web<text:tab/>9</text:p>
          <text:p text:style-name="P52">4.2.1 -Artefacts<text:tab/>9</text:p>
          <text:p text:style-name="P52">4.2.2 -Environnement de l’application web<text:tab/>9</text:p>
          <text:p text:style-name="P55">4.2.2.1 -Variables d’environnement<text:tab/>9</text:p>
          <text:p text:style-name="P52">4.2.3 -Répertoire de configuration applicatif<text:tab/>9</text:p>
          <text:p text:style-name="P55">4.2.3.1 -Fichier xxx.yyy<text:tab/>9</text:p>
          <text:p text:style-name="P52">4.2.4 -DataSources<text:tab/>9</text:p>
          <text:p text:style-name="P52">4.2.5 -Ressources<text:tab/>10</text:p>
          <text:p text:style-name="P52">4.2.6 -Vérifications<text:tab/>10</text:p>
          <text:p text:style-name="P53">5 -Procédure de démarrage / arrêt<text:tab/>11</text:p>
          <text:p text:style-name="P54">5.1 -Base de données<text:tab/>11</text:p>
          <text:p text:style-name="P54">5.2 -Batches<text:tab/>11</text:p>
          <text:p text:style-name="P54">5.3 -Application web<text:tab/>11</text:p>
          <text:p text:style-name="P53">6 -Procédure de mise à jour<text:tab/>12</text:p>
          <text:p text:style-name="P54">6.1 -Base de données<text:tab/>12</text:p>
          <text:p text:style-name="P54">6.2 -Batches<text:tab/>12</text:p>
          <text:p text:style-name="P54">6.3 -Application web<text:tab/>12</text:p>
          <text:p text:style-name="P53">7 -Supervision/Monitoring<text:tab/>13</text:p>
          <text:p text:style-name="P54">7.1 -Supervision de l’application web<text:tab/>13</text:p>
          <text:p text:style-name="P53">8 -Procédure de sauvegarde et restauration<text:tab/>14</text:p>
          <text:p text:style-name="P53">9 -Glossaire<text:tab/>15</text:p>
        </text:index-body>
      </text:table-of-content>
      <text:p text:style-name="P48"/>
      <text:p text:style-name="P48"/>
      <text:h text:style-name="P76"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1">Auteur</text:p>
          </table:table-cell>
          <table:table-cell table:style-name="Tableau7.A1" office:value-type="string">
            <text:p text:style-name="P51">Date</text:p>
          </table:table-cell>
          <table:table-cell table:style-name="Tableau7.A1" office:value-type="string">
            <text:p text:style-name="Tableau_20_entête">Description</text:p>
          </table:table-cell>
          <table:table-cell table:style-name="Tableau7.A1" office:value-type="string">
            <text:p text:style-name="P51">Version</text:p>
          </table:table-cell>
        </table:table-row>
        <table:table-row table:style-name="Tableau7.2">
          <table:table-cell table:style-name="Tableau7.A2" office:value-type="string">
            <text:p text:style-name="P30">Sif KESSI</text:p>
          </table:table-cell>
          <table:table-cell table:style-name="Tableau7.B2" office:value-type="date" office:date-value="2021-05-15">
            <text:p text:style-name="P30">15/05/21</text:p>
          </table:table-cell>
          <table:table-cell table:style-name="Tableau7.A2" office:value-type="string">
            <text:p text:style-name="Table_20_Contents">Création du document</text:p>
          </table:table-cell>
          <table:table-cell table:style-name="Tableau7.D2" office:value-type="float" office:value="1">
            <text:p text:style-name="P30">1</text:p>
          </table:table-cell>
        </table:table-row>
        <table:table-row table:style-name="Tableau7.2">
          <table:table-cell table:style-name="Tableau7.A3" office:value-type="string">
            <text:p text:style-name="P30"/>
          </table:table-cell>
          <table:table-cell table:style-name="Tableau7.A3" office:value-type="string">
            <text:p text:style-name="P30"/>
          </table:table-cell>
          <table:table-cell table:style-name="Tableau7.A3" office:value-type="string">
            <text:p text:style-name="Table_20_Contents"/>
          </table:table-cell>
          <table:table-cell table:style-name="Tableau7.D3" office:value-type="string">
            <text:p text:style-name="P30"/>
          </table:table-cell>
        </table:table-row>
        <table:table-row table:style-name="Tableau7.2">
          <table:table-cell table:style-name="Tableau7.A3" office:value-type="string">
            <text:p text:style-name="P30"/>
          </table:table-cell>
          <table:table-cell table:style-name="Tableau7.A3" office:value-type="string">
            <text:p text:style-name="P30"/>
          </table:table-cell>
          <table:table-cell table:style-name="Tableau7.A3" office:value-type="string">
            <text:p text:style-name="Table_20_Contents"/>
          </table:table-cell>
          <table:table-cell table:style-name="Tableau7.D3" office:value-type="string">
            <text:p text:style-name="P30"/>
          </table:table-cell>
        </table:table-row>
        <table:table-row table:style-name="Tableau7.2">
          <table:table-cell table:style-name="Tableau7.A3" office:value-type="string">
            <text:p text:style-name="P30"/>
          </table:table-cell>
          <table:table-cell table:style-name="Tableau7.A3" office:value-type="string">
            <text:p text:style-name="P30"/>
          </table:table-cell>
          <table:table-cell table:style-name="Tableau7.A3" office:value-type="string">
            <text:p text:style-name="Table_20_Contents"/>
          </table:table-cell>
          <table:table-cell table:style-name="Tableau7.D3" office:value-type="string">
            <text:p text:style-name="P30"/>
          </table:table-cell>
        </table:table-row>
      </table:table>
      <text:p text:style-name="P49"/>
      <text:p text:style-name="P38"/>
      <text:h text:style-name="Heading_20_1" text:outline-level="1">Introduction</text:h>
      <text:h text:style-name="Heading_20_2" text:outline-level="2">Objet du document</text:h>
      <text:p text:style-name="Text_20_body">Le présent document constitue le dossier d’exploitation de l'application OCPizzaManager</text:p>
      <text:p text:style-name="Text_20_body">Il contient les informations dont l'équipe d'exploitation a besoin pour assurer une exploitation en règle du système et pouvoir réagir de manière approprié lorsqu'un problème surgit.</text:p>
      <text:h text:style-name="Heading_20_2" text:outline-level="2">Références</text:h>
      <text:p text:style-name="Text_20_body">Pour de plus amples informations, se référer :</text:p>
      <text:list xml:id="list5138314100286964602" text:style-name="L1">
        <text:list-item>
          <text:p text:style-name="P61"><text:span text:style-name="T3">P8_OCPizza_02_dossier_de_conception_fonctionnelle : </text:span><text:span text:style-name="T17">Dossier de conception fonctionnelle de l'application</text:span></text:p>
        </text:list-item>
        <text:list-item>
          <text:p text:style-name="P61"><text:span text:style-name="T3">P8_OCPizza_03_dossier_de_conception_technique</text:span> : Dossier de conception technique de l'application</text:p>
        </text:list-item>
      </text:list>
      <text:h text:style-name="Heading_20_1" text:outline-level="1">Pré-requis</text:h>
      <text:h text:style-name="Heading_20_2" text:outline-level="2">Système</text:h>
      <text:p text:style-name="Text_20_body">L'application web a été développée en langage JavaEE avec l'IDE IntelliJ à l'aide du Framework Spring MVC, les dependances du projet sont gérées par Maven <text:s/></text:p>
      <text:h text:style-name="Heading_20_3" text:outline-level="3">Serveur de Base de données</text:h>
      <text:p text:style-name="P39">Serveur de base de données hébergeant le schéma OCPizzaDB : PostGreSQL</text:p>
      <text:h text:style-name="Heading_20_4" text:outline-level="4">Caractéristiques techniques</text:h>
      <text:p text:style-name="P40"><text:span text:style-name="T5">Avantages</text:span> : </text:p>
      <text:p text:style-name="P40">● outils riches et variés (interface graphique, bibliothèques, API …) ce qui en fait un SGBD-R de qualité, robuste et puissant. </text:p>
      <text:p text:style-name="P40">● logiciel libre, c'est-à-dire gratuit et dont les sources sont disponibles. </text:p>
      <text:p text:style-name="P40"><text:span text:style-name="T5">Fonctionnement</text:span> : </text:p>
      <text:p text:style-name="P40">● architecture client/serveur : </text:p>
      <text:list xml:id="list2296489776158540212" text:style-name="L2">
        <text:list-item>
          <text:p text:style-name="P62">une partie serveur = une application (Postmaster concernant PostGreSQL) fonctionnant sur le serveur de bases de données, capable de traiter les requêtes des clients.</text:p>
        </text:list-item>
        <text:list-item>
          <text:p text:style-name="P62">une partie client devant être installée sur toutes les machines nécessitant d'accéder au serveur de base de données (un client peut éventuellement fonctionner sur le serveur lui-même) </text:p>
        </text:list-item>
      </text:list>
      <text:p text:style-name="P40">● Les clients peuvent interroger le serveur de base de données à l'aide de requêtes SQL. </text:p>
      <text:h text:style-name="Heading_20_3" text:outline-level="3">Serveur Web</text:h>
      <text:p text:style-name="P39">Serveur physique ou virtuel hébergeant l'application web. : Apache Tomcat 8.5.1</text:p>
      <text:h text:style-name="P82" text:outline-level="4">Caractéristiques techniques</text:h>
      <text:p text:style-name="P40">Tomcat implémente les spécifications des Servlets et des JSP de Sun Microsystems. Il inclut des outils pour la configuration et la gestion, mais peut également être configuré en éditant des fichiers de configuration XML. Comme Tomcat inclut un serveur HTTP interne, il est aussi considéré comme un serveur web</text:p>
      <text:h text:style-name="Heading_20_2" text:outline-level="2">Bases de données</text:h>
      <text:p text:style-name="Text_20_body">La base de données et le schéma suivants doivent être accessibles et à jour :</text:p>
      <text:list xml:id="list7305520564137392850" text:style-name="L3">
        <text:list-item>
          <text:p text:style-name="P63"><text:span text:style-name="T3">Schéma OCPizzaManager - Base de données PostGreSQL :</text:span> version 9.6.2</text:p>
        </text:list-item>
      </text:list>
      <text:p text:style-name="Text_20_body"/>
      <text:p text:style-name="Text_20_body"/>
      <text:h text:style-name="Heading_20_2" text:outline-level="2"><text:soft-page-break/>Web-services</text:h>
      <text:p text:style-name="Text_20_body">Les web services suivants doivent être accessibles et à jour : </text:p>
      <text:list xml:id="list5555415607368928714" text:style-name="L4">
        <text:list-item>
          <text:p text:style-name="P64"><text:span text:style-name="T3">GoogleMap :</text:span> permettra de convertir une adresse postale en point geolocalisable pour les livreurs, l<text:span text:style-name="T10">’utilisation de cette API nécessite une clé d’identification : </text:span></text:p>
          <text:p text:style-name="P70">'B&gt;WF2FzyF&gt;opguZQ7DqoJ(Uz'</text:p>
        </text:list-item>
      </text:list>
      <text:p text:style-name="P19"/>
      <text:list xml:id="list35492293" text:continue-numbering="true" text:style-name="L4">
        <text:list-item>
          <text:p text:style-name="P64"><text:span text:style-name="T3">Monetico (Credit Mutuel)</text:span> <text:span text:style-name="T3">:</text:span> serveur qui permet de valider un paiement bancaire sur site web ou terminal </text:p>
          <text:p text:style-name="P64"/>
        </text:list-item>
        <text:list-item>
          <text:p text:style-name="P65">Twilio API : <text:span text:style-name="T17">elle permettra de parametrer et envoyer des SMS aux clients pour les informer du statut de leur commande</text:span></text:p>
        </text:list-item>
      </text:list>
      <text:p text:style-name="P44"/>
      <text:h text:style-name="Heading_20_1" text:outline-level="1">Procédure de déploiement</text:h>
      <text:h text:style-name="P77" text:outline-level="2">Déploiement de l’application web</text:h>
      <text:h text:style-name="P75" text:outline-level="3">Composition de l’application web</text:h>
      <text:p text:style-name="P12">L’application OCPizzaManager est construite sous la forme d’une archive ZIP contenant les répertoires suivants: </text:p>
      <text:p text:style-name="Standard"><text:span text:style-name="T10"><text:s/></text:span><text:span text:style-name="T11"><text:s/></text:span></text:p>
      <text:p text:style-name="P22"><text:span text:style-name="T6">• </text:span><text:span text:style-name="T14">Client</text:span><text:span text:style-name="T8"> </text:span><text:span text:style-name="T9">: contient les fichiers liés au package « </text:span><text:span text:style-name="T13">Interface</text:span><text:span text:style-name="T9"> </text:span><text:span text:style-name="T13">Client</text:span><text:span text:style-name="T9"> » </text:span></text:p>
      <text:p text:style-name="P22"><text:span text:style-name="T6">• </text:span><text:span text:style-name="T8">GestionCommande</text:span><text:span text:style-name="T9">: contient les fichiers liés au package « </text:span><text:span text:style-name="T13">Interface </text:span><text:span text:style-name="T8">Gestion commande</text:span><text:span text:style-name="T9"> » </text:span></text:p>
      <text:p text:style-name="P22"><text:span text:style-name="T6">• </text:span><text:span text:style-name="T8">Administration</text:span><text:span text:style-name="T6"> </text:span><text:span text:style-name="T9">: contient les fichier liés au package « </text:span><text:span text:style-name="T13">Interface </text:span><text:span text:style-name="T8">Administration</text:span><text:span text:style-name="T9"> » </text:span></text:p>
      <text:p text:style-name="P22"><text:span text:style-name="T6">• </text:span><text:span text:style-name="T8">Templates</text:span><text:span text:style-name="T6"> </text:span><text:span text:style-name="T9">: contient les fichiers HTML de l’application </text:span></text:p>
      <text:p text:style-name="P22"><text:span text:style-name="T6">• </text:span><text:span text:style-name="T8">Static</text:span><text:span text:style-name="T6"> </text:span><text:span text:style-name="T9">: Contient les fichiers .CSS et .JS de l’application </text:span></text:p>
      <text:p text:style-name="P22"><text:span text:style-name="T6">• </text:span><text:span text:style-name="T8">Docs</text:span><text:span text:style-name="T6"> </text:span><text:span text:style-name="T9">: contient la documentation de l’application </text:span></text:p>
      <text:p text:style-name="P22"><text:span text:style-name="T6">• </text:span><text:span text:style-name="T8">README.md</text:span><text:span text:style-name="T6"> </text:span><text:span text:style-name="T9">: fichier expliquant comment lancer l’application et son fonctionnement</text:span></text:p>
      <text:p text:style-name="P42"/>
      <text:h text:style-name="Heading_20_3" text:outline-level="3">Variables d'environnement</text:h>
      <text:p text:style-name="Text_20_body">Voici les variables d'environnement reconnues par l'application :</text:p>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1">Nom</text:p>
          </table:table-cell>
          <table:table-cell table:style-name="Tableau2.A1" office:value-type="string">
            <text:p text:style-name="P51">Valeur</text:p>
          </table:table-cell>
          <table:table-cell table:style-name="Tableau2.A1" office:value-type="string">
            <text:p text:style-name="P51">Obligatoire</text:p>
          </table:table-cell>
          <table:table-cell table:style-name="Tableau2.D1" office:value-type="string">
            <text:p text:style-name="Tableau_20_entête">Description</text:p>
          </table:table-cell>
        </table:table-row>
        <table:table-row>
          <table:table-cell table:style-name="Tableau2.A2" office:value-type="string">
            <text:p text:style-name="P15">ENV</text:p>
          </table:table-cell>
          <table:table-cell table:style-name="Tableau2.A2" office:value-type="string">
            <text:p text:style-name="P7">PRODUCTION</text:p>
          </table:table-cell>
          <table:table-cell table:style-name="Tableau2.A2" office:value-type="string">
            <text:p text:style-name="P30">OUI</text:p>
          </table:table-cell>
          <table:table-cell table:style-name="Tableau2.D2" office:value-type="string">
            <text:p text:style-name="P13">Indique à l’application qu’il faut utiliser </text:p>
            <text:p text:style-name="P12">la configuration de production et non </text:p>
            <text:p text:style-name="P12">celle de développement</text:p>
          </table:table-cell>
        </table:table-row>
        <table:table-row>
          <table:table-cell table:style-name="Tableau2.A2" office:value-type="string">
            <text:p text:style-name="P30">GMAP_API_KEY</text:p>
          </table:table-cell>
          <table:table-cell table:style-name="Tableau2.A2" office:value-type="string">
            <text:p text:style-name="P71">'B&gt;WF2FzyF&gt;opguZQ7DqoJ(Uz'</text:p>
          </table:table-cell>
          <table:table-cell table:style-name="Tableau2.A2" office:value-type="string">
            <text:p text:style-name="P30">OUI</text:p>
          </table:table-cell>
          <table:table-cell table:style-name="Tableau2.D2" office:value-type="string">
            <text:p text:style-name="P32">Stock la clé API nécessaire au bon fonctionnement du web service GoogleMap</text:p>
          </table:table-cell>
        </table:table-row>
      </table:table>
      <text:p text:style-name="P45"/>
      <text:h text:style-name="Heading_20_3" text:outline-level="3">Configuration</text:h>
      <text:p text:style-name="Text_20_body">Voici les différents types de fichiers de configuration necessaire à l'application :</text:p>
      <text:h text:style-name="Heading_20_4" text:outline-level="4">Fichier <text:span text:style-name="T3">log4j</text:span></text:h>
      <text:p text:style-name="P43">fichier de configuration des logs</text:p>
      <text:h text:style-name="Heading_20_4" text:outline-level="4">Fichier <text:span text:style-name="T4">application.properties</text:span></text:h>
      <text:p text:style-name="P41">fichier de configuration de l'application</text:p>
      <text:h text:style-name="Heading_20_4" text:outline-level="4">Fichier <text:span text:style-name="T3">pom.xml</text:span></text:h>
      <text:p text:style-name="P43">fichier des dependances maven</text:p>
      <text:p text:style-name="P43"><text:soft-page-break/></text:p>
      <text:h text:style-name="Heading_20_3" text:outline-level="3">Deploiement</text:h>
      <text:p text:style-name="P14">Heroku propose différentes méthodes pour déployer une application. Nous conseillons </text:p>
      <text:p text:style-name="P22"><text:span text:style-name="T9">cependant d’effectuer un déploiement en ligne de commande en utilisant </text:span><text:span text:style-name="T9">« Heroku CLI ». </text:span></text:p>
      <text:p text:style-name="P14">Les étapes présentées ci-dessous nécessite que « Heroku CLI » soit installé, que le projet </text:p>
      <text:p text:style-name="P14">soit suivi avec « Git » et il faut être positionné sur la branche « master » du projet. </text:p>
      <text:p text:style-name="P14"/>
      <text:p text:style-name="P18">4.1.4.1 - Création de l’application : </text:p>
      <text:p text:style-name="P22"><text:span text:style-name="T9">Une fois </text:span><text:span text:style-name="T9">« Heroku CLI » installé, il faut se rendre à la racine du projet de l’application et </text:span></text:p>
      <text:p text:style-name="P14">entrer la commande suivante : </text:p>
      <text:p text:style-name="P19">$ heroku create ocpizzamanager </text:p>
      <text:p text:style-name="P19"/>
      <text:p text:style-name="P18">4.1.4.2 - Configuration des variables d’environnement : </text:p>
      <text:p text:style-name="P14">Les variables d’environnement se définissent via la ligne de commande de la façon </text:p>
      <text:p text:style-name="P14">suivante: </text:p>
      <text:p text:style-name="P19">$ heroku config:set ENV=’PRODUCTION’ </text:p>
      <text:p text:style-name="P19">$ heroku config:set SECRET_KEY=’B&gt;WF2FzyF&gt;opguZQ7DqoJ(Uz’ </text:p>
      <text:p text:style-name="P19"/>
      <text:p text:style-name="P17"><text:span text:style-name="T15">Pour vérifier que les variables ont bien été définies, utilisez la commande suivante:</text:span> </text:p>
      <text:p text:style-name="P19">$ heroku config</text:p>
      <text:p text:style-name="P19"/>
      <text:p text:style-name="P18">4.1.4.3 - Envoyer l’application sur le serveur : </text:p>
      <text:p text:style-name="P17"><text:span text:style-name="T15">Une fois les étapes précédentes réalisées, il suffit d’effectuer un « Push » sur le serveur:</text:span> </text:p>
      <text:p text:style-name="P19">$ git push heroku master </text:p>
      <text:p text:style-name="P19"/>
      <text:p text:style-name="P19"/>
      <text:p text:style-name="P21">4.1.5 - Vérifications </text:p>
      <text:p text:style-name="P12">Une fois le déploiement terminé, les lignes suivantes doivent apparaitre dans le terminal : </text:p>
      <text:p text:style-name="Standard"><text:span text:style-name="T7">remote : </text:span><text:span text:style-name="T18">https://ocpizza.fr/</text:span><text:span text:style-name="T6"> </text:span><text:span text:style-name="T7">deployed to Heroku </text:span></text:p>
      <text:p text:style-name="P19">remote : Verifying deploy… done.</text:p>
      <text:p text:style-name="P19"><text:s/></text:p>
      <text:p text:style-name="Standard"><text:span text:style-name="T10">Pour s’assurer du bon déploiement de l’application, rendez-vous à l’adresse </text:span><text:span text:style-name="T19">www.ocpizza.fr </text:span></text:p>
      <text:p text:style-name="P12">afin de vérifier que celle-ci soit bien mise en ligne.</text:p>
      <text:p text:style-name="P19"/>
      <text:p text:style-name="Text_20_body"/>
      <text:p text:style-name="P20">4.2 - Déploiement de la base de données </text:p>
      <text:p text:style-name="P12">Le déploiement de la base de données sur la plateforme Heroku nécessite que l’application ait </text:p>
      <text:p text:style-name="P12">été déployée comme présenté précédemment. </text:p>
      <text:p text:style-name="P12">De la même manière que pour le déploiement de l’application, celui de la base de données est </text:p>
      <text:p text:style-name="Standard"><text:span text:style-name="T10">présenté ici en utilisant la ligne de commande </text:span><text:span text:style-name="T12">« Heroku CLI ». </text:span></text:p>
      <text:p text:style-name="P17"/>
      <text:p text:style-name="P17"/>
      <text:p text:style-name="P21">4.2.1 – Connection à la base de données </text:p>
      <text:p text:style-name="P12">Pour que Heroku crée la base de données, lancer la commande suivante : </text:p>
      <text:p text:style-name="P19">$ heroku addons:create heroku-postgresql</text:p>
      <text:p text:style-name="P21"><text:soft-page-break/>4.2.2 - <text:s/>Vérifications</text:p>
      <text:p text:style-name="P16">Afin de vérifier la création de la base de données, on lance la commande : </text:p>
      <text:p text:style-name="P72">$ heroku pg</text:p>
      <text:p text:style-name="P72"/>
      <text:p text:style-name="P16">La vérification de l’état de la base de données peut se faire directement via le site d’Heroku dans </text:p>
      <text:p text:style-name="P23"><text:span text:style-name="T9">la rubriqu</text:span><text:span text:style-name="T9">e </text:span><text:span text:style-name="T9">« Ressources » du projet. </text:span></text:p>
      <text:p text:style-name="P16">Il faut ensuite se rendre dans la partie « Add-ons » puis cliquer sur « Heroku PostGreSQL ». </text:p>
      <text:p text:style-name="P16">On retrouve dans cet espace les informations sur la base de données telles que : son </text:p>
      <text:p text:style-name="P16">état (activité ou non), le nombre de lignes et de tables ou encore l’espace utilisé</text:p>
      <text:h text:style-name="Heading_20_1" text:outline-level="1">Procédure de démarrage / arrêt</text:h>
      <text:h text:style-name="Heading_20_2" text:outline-level="2">Base de données</text:h>
      <text:p text:style-name="P66">Afin de démarrer la base de données, lancer la commande suivante :</text:p>
      <text:p text:style-name="P78">$ pg_ctl -D data -l journaltrace start</text:p>
      <text:p text:style-name="P66"/>
      <text:p text:style-name="Text_20_body"><text:span text:style-name="T22">La commande </text:span><text:span text:style-name="T26">pg_ctl</text:span><text:span text:style-name="T22"> est dédiée au contrôle du serveur PostgreSQL et donc au démarrage du serveur postgres.</text:span></text:p>
      <text:p text:style-name="Text_20_body"><text:span text:style-name="T22">L’option</text:span><text:span text:style-name="T26"> -D </text:span><text:span text:style-name="T22">permet de préciser le répertoire contenant les données et les fichiers de configuration. </text:span></text:p>
      <text:p text:style-name="Text_20_body"><text:span text:style-name="T22">L’option</text:span><text:span text:style-name="T26"> -l </text:span><text:span text:style-name="T22">permet de rediriger les messages vers un fichier de traces et l’option </text:span><text:span text:style-name="T26">start</text:span><text:span text:style-name="T22"> permet de préciser l’action à effectuer.</text:span></text:p>
      <text:p text:style-name="Text_20_body"><text:span text:style-name="T22">Les options </text:span><text:span text:style-name="T26">start, stop, restart et reload</text:span><text:span text:style-name="T22"> permettent respectivement de démarrer, d’arrêter, de redémarrer et de recharger le serveur.</text:span></text:p>
      <text:p text:style-name="P46"/>
      <text:h text:style-name="Heading_20_2" text:outline-level="2">Application web</text:h>
      <text:p text:style-name="P66">Afin de démarrer l'application, lancer la commande suivante :</text:p>
      <text:p text:style-name="P78">$ heroku run</text:p>
      <text:p text:style-name="P78"/>
      <text:p text:style-name="P66">Pour arreter l'application, lancer la commande suivante :</text:p>
      <text:p text:style-name="P78">$ heroku ps:scale web=0</text:p>
      <text:p text:style-name="P66"/>
      <text:h text:style-name="Heading_20_1" text:outline-level="1">Procédure de mise à jour</text:h>
      <text:p text:style-name="P22"><text:span text:style-name="T9">La mise à jour de l'applicaton necessite de la passer en maintenance. </text:span><text:span text:style-name="T28">Lors de la mise en maintenance, les utilisateurs n'auront plus accès au site.</text:span></text:p>
      <text:p text:style-name="P14"/>
      <text:p text:style-name="P14">Pour la mise en maintenance de l'application, lancer la commande suivante : </text:p>
      <text:p text:style-name="P78">$ heroku maintenance:on</text:p>
      <text:p text:style-name="P80"/>
      <text:p text:style-name="P80">L'application peut être réactivée en lancant la commande suivante : </text:p>
      <text:p text:style-name="P78">$ heroku maintenance:off</text:p>
      <text:p text:style-name="P78"/>
      <text:p text:style-name="P80">On peut verifier l'état de maintenance de l'application en lancant la commande :</text:p>
      <text:p text:style-name="P78">$ heroku maintenance</text:p>
      <text:p text:style-name="P78"/>
      <text:p text:style-name="P78"/>
      <text:h text:style-name="Heading_20_1" text:outline-level="1">Supervision/Monitoring</text:h>
      <text:p text:style-name="Text_20_body">On peut surveiller que l’application fonctionne bien depuis Heroku. L’application propose le service “Metrics”. <text:span text:style-name="T20">Depuis le tableau de bord d’Heroku on pourra surveiller les charges du serveur et le trafic. </text:span></text:p>
      <text:p text:style-name="P45"/>
      <text:p text:style-name="P45">Nous recommandons de mettre en place une surveillance sur ces 3 critères minimum :</text:p>
      <text:p text:style-name="P45">- Rapprochement de la limite de stockage de la base de données</text:p>
      <text:p text:style-name="P45">- Saturation de la memoire vive</text:p>
      <text:p text:style-name="P45">- Saturation du processeur</text:p>
      <text:p text:style-name="P45"/>
      <text:p text:style-name="P45">Si une erreur ou un dysfonctionnement surviennent, on peut vérifier les logs du serveur en lançant la commande suivante :</text:p>
      <text:p text:style-name="P79">$ heroku logs</text:p>
      <text:p text:style-name="P79"/>
      <text:p text:style-name="P81"/>
      <text:h text:style-name="Heading_20_1" text:outline-level="1">Procédure de sauvegarde et restauration</text:h>
      <text:h text:style-name="Heading_20_2" text:outline-level="2"><text:bookmark-start text:name="__RefHeading___Toc3538_2669300247"/><text:span text:style-name="T16">Sauvergarder</text:span> une base de données<text:bookmark-end text:name="__RefHeading___Toc3538_2669300247"/></text:h>
      <text:p text:style-name="Text_20_body">Pour effectuer une sauvegarde de la base, on peut lancer ces deux commandes sur Heroku:</text:p>
      <text:p text:style-name="P79">$ heroku pg:backups:capture --app ocpizzamanager</text:p>
      <text:p text:style-name="P59"/>
      <text:p text:style-name="P67">Cette commande permet de figer et de sauvegarder la base à un instant T. Puis pour la télécharger et la conserver, il faut effectuer la commande suivante:</text:p>
      <text:p text:style-name="P79">$ heroku pg:backups:download</text:p>
      <text:p text:style-name="P79"/>
      <text:p text:style-name="P81">Afin de mettre en place un processus de sauvegarde efficace, on paramètre une tâche redondante à l'aide de la commande suivante : </text:p>
      <text:p text:style-name="P79">$ heroku pg:backups:schedule: DATABASE_URL --at '08:00 France/Paris' --app ocpizzamanager</text:p>
      <text:p text:style-name="P79"/>
      <text:p text:style-name="P81">Pour vérifier que notre tâche est bien prise en compte, on lance la commande suivante :</text:p>
      <text:p text:style-name="P79">$ heroku pg:backups:schedules --app ocpizzamanager</text:p>
      <text:p text:style-name="P79"/>
      <text:p text:style-name="P81">On obtient alors la liste de nos tâches en cours. Pour afficher la liste de nos sauvegardes, on lance la commande suivante : </text:p>
      <text:p text:style-name="P79">$ heroku pg:backups --app ocpizzamanager</text:p>
      <text:p text:style-name="P60"/>
      <text:h text:style-name="Heading_20_2" text:outline-level="2"><text:bookmark-start text:name="__RefHeading___Toc3540_2669300247"/><text:span text:style-name="T16">Récupérer</text:span> une base de données<text:bookmark-end text:name="__RefHeading___Toc3540_2669300247"/></text:h>
      <text:p text:style-name="Text_20_body">Pour effectuer une récupération de la base de données, on lance la commande suivante :</text:p>
      <text:p text:style-name="Standard"><text:span text:style-name="Source_20_Text"><text:span text:style-name="T24">$ </text:span></text:span><text:span text:style-name="Source_20_Text"><text:span text:style-name="T25">heroku pg:backups:restore DATABASE_URL --app </text:span></text:span><text:span text:style-name="Source_20_Text"><text:span text:style-name="T24">ocpizzamanager</text:span></text:span></text:p>
      <text:p text:style-name="Standard"><text:span text:style-name="Source_20_Text"><text:span text:style-name="T24"/></text:span></text:p>
      <text:h text:style-name="Heading_20_2" text:outline-level="2"><text:span text:style-name="T16">Importer</text:span> une base de données</text:h>
      <text:p text:style-name="P57"><text:span text:style-name="Source_20_Text"><text:span text:style-name="T23">Nous devons d’abord compresser la base de donnée dans le bon format à l'aide de la commande suivante :</text:span></text:span></text:p>
      <text:p text:style-name="Standard"><text:span text:style-name="Source_20_Text"><text:span text:style-name="T24">$ </text:span></text:span><text:span text:style-name="Source_20_Text"><text:span text:style-name="T25">PGPASSWORD=</text:span></text:span><text:span text:style-name="Source_20_Text"><text:span text:style-name="T27">motdepasse</text:span></text:span><text:span text:style-name="Source_20_Text"><text:span text:style-name="T25"> pg_dump -Fc --no-acl --no-owner -h localhost -U </text:span></text:span><text:span text:style-name="Source_20_Text"><text:span text:style-name="T27">utilisateur</text:span></text:span><text:span text:style-name="Source_20_Text"><text:span text:style-name="T25"> </text:span></text:span><text:span text:style-name="Source_20_Text"><text:span text:style-name="T27">nomdelabasededonnées</text:span></text:span><text:span text:style-name="Source_20_Text"><text:span text:style-name="T25"> &gt; </text:span></text:span><text:span text:style-name="Source_20_Text"><text:span text:style-name="T27">nomdufichier</text:span></text:span><text:span text:style-name="Source_20_Text"><text:span text:style-name="T25">.dump</text:span></text:span></text:p>
      <text:p text:style-name="P58"/>
      <text:p text:style-name="P47">Ensuite il faut créer une URL signée (avec Amazon S3) comme suit:</text:p>
      <text:p text:style-name="Standard"><text:span text:style-name="Source_20_Text"><text:span text:style-name="T32">$ <text:s/></text:span></text:span><text:span text:style-name="T3">aws s3 presign s3://</text:span><text:span text:style-name="T21">monadresse</text:span><text:span text:style-name="T3">/</text:span><text:span text:style-name="T21">monobjet</text:span></text:p>
      <text:p text:style-name="P47"/>
      <text:p text:style-name="P47">Et enfin importer la base de donnée dans Heroku:</text:p>
      <text:p text:style-name="P56"><text:span text:style-name="Source_20_Text"><text:span text:style-name="T29">$ <text:s/></text:span></text:span><text:span text:style-name="Source_20_Text"><text:span text:style-name="T30">heroku pg:backups:restore ‘</text:span></text:span><text:span text:style-name="Source_20_Text"><text:span text:style-name="T31">monurlsignée</text:span></text:span><text:span text:style-name="Source_20_Text"><text:span text:style-name="T30">’ <text:s/>DATABASE_URL</text:span></text:span></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31"/>
          </table:table-cell>
          <table:table-cell table:style-name="Tableau1.B1" office:value-type="string">
            <text:p text:style-name="P32"/>
          </table:table-cell>
        </table:table-row>
        <table:table-row>
          <table:table-cell table:style-name="Tableau1.A2" office:value-type="string">
            <text:p text:style-name="P31"/>
          </table:table-cell>
          <table:table-cell table:style-name="Tableau1.B2" office:value-type="string">
            <text:p text:style-name="P3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ans" svg:font-family="OpenSans"/>
    <style:font-face style:name="OpenSans-Bold" svg:font-family="OpenSans-Bold"/>
    <style:font-face style:name="OpenSans-BoldItalic" svg:font-family="OpenSans-BoldItalic"/>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Sans1" svg:font-family="OpenSans" style:font-family-generic="swiss"/>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OpenClassRooms</text:p>
            </table:table-cell>
            <table:table-cell table:style-name="Tableau6.B1" office:value-type="string">
              <text:p text:style-name="MP2">OpenClassRooms</text:p>
              <text:p text:style-name="MP3">OCPizzaManager</text:p>
              <text:p text:style-name="MP4"><text:title>Dossier d'exploitation</text:title></text:p>
            </table:table-cell>
            <table:table-cell table:style-name="Tableau6.B1" office:value-type="string">
              <text:p text:style-name="MP5">Version : 1</text:p>
              <text:p text:style-name="MP5">Date : 15/05/2021</text:p>
              <text:p text:style-name="MP5">Page : <text:page-number text:select-page="current">14</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lt;LogoClient&gt;</text:p>
            </table:table-cell>
            <table:table-cell table:style-name="Tableau4.A1" office:value-type="string">
              <text:p text:style-name="MP7">&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OpenClassRooms</text:p>
            </table:table-cell>
            <table:table-cell table:style-name="Tableau5.A1" office:value-type="string">
              <text:p text:style-name="MP9">32, rue du Paradis 75010 PARIS – 01-45-73-45-73 – hellostud@openclassrooms.com</text:p>
            </table:table-cell>
          </table:table-row>
          <table:table-row table:style-name="Tableau5.2">
            <table:table-cell table:style-name="Tableau5.A1" office:value-type="string">
              <text:p text:style-name="MP10">Openclassrooms.com</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4</text:page-number>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08T00:07:29.01</meta:creation-date>
    <meta:editing-duration>P0D</meta:editing-duration>
    <meta:editing-cycles>1</meta:editing-cycles>
    <meta:generator>OpenOffice/4.1.6$Win32 OpenOffice.org_project/416m1$Build-9790</meta:generator>
    <dc:title>Dossier d'exploitation</dc:title>
    <meta:document-statistic meta:table-count="8" meta:image-count="0" meta:object-count="0" meta:page-count="14" meta:paragraph-count="247" meta:word-count="1857" meta:character-count="11723"/>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